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2000000656092DE48A12EFE28.png" manifest:media-type="image/png"/>
  <manifest:file-entry manifest:full-path="Pictures/10000201000000A2000000658569F84313E971A9.png" manifest:media-type="image/png"/>
  <manifest:file-entry manifest:full-path="Pictures/10000201000001AA0000013A7B2E9D86C2FC586E.png" manifest:media-type="image/png"/>
  <manifest:file-entry manifest:full-path="Pictures/10000201000000A200000065D59EBB68DBA15A7D.png" manifest:media-type="image/png"/>
  <manifest:file-entry manifest:full-path="Pictures/10000201000000A20000006508AB2BB626967FAB.png" manifest:media-type="image/png"/>
  <manifest:file-entry manifest:full-path="Pictures/10000201000000C7000000C8FA53575F4898B685.png" manifest:media-type="image/png"/>
  <manifest:file-entry manifest:full-path="Pictures/10000201000000A200000065035AB72F60D92235.png" manifest:media-type="image/png"/>
  <manifest:file-entry manifest:full-path="Pictures/10000201000000C7000000C86A6E1758F567ED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</style:style>
    <style:style style:name="gr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556cm" fo:min-width="1.4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0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28cm"/>
    </style:style>
    <style:style style:name="gr15" style:family="graphic" style:parent-style-name="standard">
      <style:graphic-properties svg:stroke-color="#333366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333366" draw:fill="none" draw:textarea-horizontal-align="justify" draw:textarea-vertical-align="middle" draw:auto-grow-height="false" fo:min-height="8.638cm" fo:min-width="26.6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003300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3300" fo:font-size="14pt" style:font-size-asian="14pt" style:font-size-complex="14pt"/>
    </style:style>
    <style:style style:name="P7" style:family="paragraph">
      <loext:graphic-properties draw:fill="none" draw:fill-color="#000000"/>
      <style:text-properties fo:color="#000000"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loext:graphic-properties draw:fill="none" draw:fill-color="#ffffff"/>
      <style:text-properties fo:color="#666666" fo:font-size="15pt" fo:font-style="italic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3300" fo:font-size="14pt" style:font-size-asian="14pt" style:font-size-complex="14pt"/>
    </style:style>
    <style:style style:name="T3" style:family="text">
      <style:text-properties fo:color="#000066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666666"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6cm" svg:height="1.497cm" svg:x="23.255cm" svg:y="17.339cm">
          <draw:image xlink:href="Pictures/10000201000000A200000065D59EBB68DBA15A7D.png" xlink:type="simple" xlink:show="embed" xlink:actuate="onLoad">
            <text:p/>
          </draw:image>
        </draw:frame>
        <draw:frame draw:style-name="gr1" draw:text-style-name="P1" draw:layer="layout" svg:width="4.576cm" svg:height="1.497cm" svg:x="2.655cm" svg:y="12.238cm">
          <draw:image xlink:href="Pictures/10000201000000A200000065035AB72F60D92235.png" xlink:type="simple" xlink:show="embed" xlink:actuate="onLoad">
            <text:p/>
          </draw:image>
        </draw:frame>
        <draw:g>
          <draw:frame draw:style-name="gr1" draw:text-style-name="P1" draw:layer="layout" svg:width="4.814cm" svg:height="5.716cm" svg:x="2.778cm" svg:y="4.936cm">
            <draw:image xlink:href="Pictures/10000201000000C7000000C8FA53575F4898B685.png" xlink:type="simple" xlink:show="embed" xlink:actuate="onLoad">
              <text:p/>
            </draw:image>
          </draw:frame>
          <draw:frame draw:style-name="gr2" draw:text-style-name="P3" draw:layer="layout" svg:width="1.992cm" svg:height="1.361cm" svg:x="4.242cm" svg:y="7.767cm">
            <draw:text-box>
              <text:p text:style-name="P2"><text:span text:style-name="T1">Border</text:span></text:p>
              <text:p text:style-name="P2"><text:span text:style-name="T1">Router</text:span></text:p>
            </draw:text-box>
          </draw:frame>
        </draw:g>
        <draw:g>
          <draw:frame draw:style-name="gr1" draw:text-style-name="P1" draw:layer="layout" svg:width="4.814cm" svg:height="5.716cm" svg:x="7.378cm" svg:y="4.936cm">
            <draw:image xlink:href="Pictures/10000201000000C7000000C86A6E1758F567ED5F.png" xlink:type="simple" xlink:show="embed" xlink:actuate="onLoad">
              <text:p/>
            </draw:image>
          </draw:frame>
          <draw:frame draw:style-name="gr2" draw:text-style-name="P3" draw:layer="layout" svg:width="1.992cm" svg:height="1.361cm" svg:x="8.842cm" svg:y="7.767cm">
            <draw:text-box>
              <text:p text:style-name="P2"><text:span text:style-name="T1">Border</text:span></text:p>
              <text:p text:style-name="P2"><text:span text:style-name="T1">Router</text:span></text:p>
            </draw:text-box>
          </draw:frame>
        </draw:g>
        <draw:g>
          <draw:frame draw:style-name="gr1" draw:text-style-name="P1" draw:layer="layout" svg:width="7.439cm" svg:height="2.894cm" svg:x="4.175cm" svg:y="2.424cm">
            <draw:image xlink:href="Pictures/10000201000001AA0000013A7B2E9D86C2FC586E.png" xlink:type="simple" xlink:show="embed" xlink:actuate="onLoad">
              <text:p/>
            </draw:image>
          </draw:frame>
          <draw:frame draw:style-name="gr3" draw:text-style-name="P4" draw:layer="layout" svg:width="2.653cm" svg:height="0.962cm" svg:x="6.294cm" svg:y="3.34cm">
            <draw:text-box>
              <text:p>Internet</text:p>
            </draw:text-box>
          </draw:frame>
        </draw:g>
        <draw:line draw:style-name="gr4" draw:text-style-name="P1" draw:layer="layout" svg:x1="9.255cm" svg:y1="6.461cm" svg:x2="9.255cm" svg:y2="5.064cm">
          <text:p/>
        </draw:line>
        <draw:line draw:style-name="gr4" draw:text-style-name="P1" draw:layer="layout" svg:x1="6.334cm" svg:y1="6.588cm" svg:x2="6.334cm" svg:y2="5.318cm">
          <text:p/>
        </draw:line>
        <draw:frame draw:style-name="gr1" draw:text-style-name="P1" draw:layer="layout" svg:width="4.576cm" svg:height="1.497cm" svg:x="7.655cm" svg:y="12.239cm">
          <draw:image xlink:href="Pictures/10000201000000A2000000658569F84313E971A9.png" xlink:type="simple" xlink:show="embed" xlink:actuate="onLoad">
            <text:p/>
          </draw:image>
        </draw:frame>
        <draw:frame draw:style-name="gr1" draw:text-style-name="P1" draw:layer="layout" svg:width="4.576cm" svg:height="1.497cm" svg:x="2.055cm" svg:y="15.739cm">
          <draw:image xlink:href="Pictures/10000201000000A20000006508AB2BB626967FAB.png" xlink:type="simple" xlink:show="embed" xlink:actuate="onLoad">
            <text:p/>
          </draw:image>
        </draw:frame>
        <draw:frame draw:style-name="gr1" draw:text-style-name="P1" draw:layer="layout" svg:width="4.576cm" svg:height="1.497cm" svg:x="6.755cm" svg:y="15.739cm">
          <draw:image xlink:href="Pictures/10000201000000A20000006508AB2BB626967FAB.png" xlink:type="simple" xlink:show="embed" xlink:actuate="onLoad">
            <text:p/>
          </draw:image>
        </draw:frame>
        <draw:frame draw:style-name="gr1" draw:text-style-name="P1" draw:layer="layout" svg:width="4.576cm" svg:height="1.497cm" svg:x="11.455cm" svg:y="15.739cm">
          <draw:image xlink:href="Pictures/10000201000000A2000000656092DE48A12EFE28.png" xlink:type="simple" xlink:show="embed" xlink:actuate="onLoad">
            <text:p/>
          </draw:image>
        </draw:frame>
        <draw:frame draw:style-name="gr1" draw:text-style-name="P1" draw:layer="layout" svg:width="4.576cm" svg:height="1.497cm" svg:x="23.155cm" svg:y="16.539cm">
          <draw:image xlink:href="Pictures/10000201000000A2000000656092DE48A12EFE28.png" xlink:type="simple" xlink:show="embed" xlink:actuate="onLoad">
            <text:p/>
          </draw:image>
        </draw:frame>
        <draw:frame draw:style-name="gr1" draw:text-style-name="P1" draw:layer="layout" svg:width="4.576cm" svg:height="1.497cm" svg:x="23.055cm" svg:y="15.739cm">
          <draw:image xlink:href="Pictures/10000201000000A2000000656092DE48A12EFE28.png" xlink:type="simple" xlink:show="embed" xlink:actuate="onLoad">
            <text:p/>
          </draw:image>
        </draw:frame>
        <draw:frame draw:style-name="gr1" draw:text-style-name="P1" draw:layer="layout" svg:width="4.576cm" svg:height="1.497cm" svg:x="15.155cm" svg:y="12.239cm">
          <draw:image xlink:href="Pictures/10000201000000A2000000656092DE48A12EFE28.png" xlink:type="simple" xlink:show="embed" xlink:actuate="onLoad">
            <text:p/>
          </draw:image>
        </draw:frame>
        <draw:line draw:style-name="gr4" draw:text-style-name="P1" draw:layer="layout" svg:x1="5.064cm" svg:y1="12.303cm" svg:x2="5.064cm" svg:y2="9.128cm">
          <text:p/>
        </draw:line>
        <draw:line draw:style-name="gr4" draw:text-style-name="P1" draw:layer="layout" svg:x1="10.144cm" svg:y1="12.303cm" svg:x2="10.144cm" svg:y2="9.128cm">
          <text:p/>
        </draw:line>
        <draw:line draw:style-name="gr5" draw:text-style-name="P1" draw:layer="layout" svg:x1="1.508cm" svg:y1="14.243cm" svg:x2="27.67cm" svg:y2="14.243cm">
          <text:p/>
        </draw:line>
        <draw:line draw:style-name="gr6" draw:text-style-name="P1" draw:layer="layout" svg:x1="2.016cm" svg:y1="14.751cm" svg:x2="28.178cm" svg:y2="14.751cm">
          <text:p/>
        </draw:line>
        <draw:line draw:style-name="gr5" draw:text-style-name="P1" draw:layer="layout" svg:x1="6.334cm" svg:y1="14.243cm" svg:x2="6.334cm" svg:y2="13.354cm">
          <text:p/>
        </draw:line>
        <draw:line draw:style-name="gr5" draw:text-style-name="P1" draw:layer="layout" svg:x1="26.726cm" svg:y1="14.243cm" svg:x2="26.726cm" svg:y2="15.767cm">
          <text:p/>
        </draw:line>
        <draw:line draw:style-name="gr6" draw:text-style-name="P1" draw:layer="layout" svg:x1="5.064cm" svg:y1="15.767cm" svg:x2="5.064cm" svg:y2="14.751cm">
          <text:p/>
        </draw:line>
        <draw:line draw:style-name="gr6" draw:text-style-name="P1" draw:layer="layout" svg:x1="9.764cm" svg:y1="15.767cm" svg:x2="9.764cm" svg:y2="14.751cm">
          <text:p/>
        </draw:line>
        <draw:line draw:style-name="gr6" draw:text-style-name="P1" draw:layer="layout" svg:x1="14.364cm" svg:y1="15.767cm" svg:x2="14.364cm" svg:y2="14.751cm">
          <text:p/>
        </draw:line>
        <draw:line draw:style-name="gr6" draw:text-style-name="P1" draw:layer="layout" svg:x1="25.964cm" svg:y1="15.767cm" svg:x2="25.964cm" svg:y2="14.751cm">
          <text:p/>
        </draw:line>
        <draw:line draw:style-name="gr6" draw:text-style-name="P1" draw:layer="layout" svg:x1="10.721cm" svg:y1="14.751cm" svg:x2="10.721cm" svg:y2="13.481cm">
          <text:p/>
        </draw:line>
        <draw:line draw:style-name="gr6" draw:text-style-name="P1" draw:layer="layout" svg:x1="18.221cm" svg:y1="14.751cm" svg:x2="18.221cm" svg:y2="13.481cm">
          <text:p/>
        </draw:line>
        <draw:line draw:style-name="gr6" draw:text-style-name="P1" draw:layer="layout" svg:x1="5.621cm" svg:y1="14.751cm" svg:x2="5.621cm" svg:y2="13.481cm">
          <text:p/>
        </draw:line>
        <draw:line draw:style-name="gr5" draw:text-style-name="P1" draw:layer="layout" svg:x1="11.434cm" svg:y1="14.244cm" svg:x2="11.434cm" svg:y2="13.355cm">
          <text:p/>
        </draw:line>
        <draw:frame draw:style-name="gr7" draw:text-style-name="P5" draw:layer="layout" svg:width="3.872cm" svg:height="1.361cm" svg:x="2.27cm" svg:y="17.164cm">
          <draw:text-box>
            <text:p text:style-name="P2"><text:span text:style-name="T2">Network State</text:span></text:p>
            <text:p text:style-name="P2"><text:span text:style-name="T2">Database 1</text:span></text:p>
          </draw:text-box>
        </draw:frame>
        <draw:frame draw:style-name="gr7" draw:text-style-name="P6" draw:layer="layout" svg:width="3.872cm" svg:height="1.361cm" svg:x="7.27cm" svg:y="17.164cm">
          <draw:text-box>
            <text:p text:style-name="P2"><text:span text:style-name="T2">Network State</text:span></text:p>
            <text:p text:style-name="P2"><text:span text:style-name="T2">Database 2</text:span></text:p>
          </draw:text-box>
        </draw:frame>
        <draw:frame draw:style-name="gr7" draw:text-style-name="P6" draw:layer="layout" svg:width="3.872cm" svg:height="1.361cm" svg:x="11.97cm" svg:y="17.164cm">
          <draw:text-box>
            <text:p text:style-name="P2"><text:span text:style-name="T2">Network State</text:span></text:p>
            <text:p text:style-name="P2"><text:span text:style-name="T2">Database 3</text:span></text:p>
          </draw:text-box>
        </draw:frame>
        <draw:frame draw:style-name="gr8" draw:text-style-name="P7" draw:layer="layout" svg:width="2.077cm" svg:height="0.806cm" svg:x="16.605cm" svg:y="11.395cm">
          <draw:text-box>
            <text:p><text:span text:style-name="T3">Cluster</text:span></text:p>
          </draw:text-box>
        </draw:frame>
        <draw:frame draw:style-name="gr9" draw:text-style-name="P8" draw:layer="layout" svg:width="3.093cm" svg:height="0.806cm" svg:x="4.892cm" svg:y="11.349cm">
          <draw:text-box>
            <text:p><text:span text:style-name="T4">Gateway 1</text:span></text:p>
          </draw:text-box>
        </draw:frame>
        <draw:frame draw:style-name="gr9" draw:text-style-name="P8" draw:layer="layout" svg:width="3.093cm" svg:height="0.806cm" svg:x="10.017cm" svg:y="11.405cm">
          <draw:text-box>
            <text:p><text:span text:style-name="T4">Gateway 2</text:span></text:p>
          </draw:text-box>
        </draw:frame>
        <draw:frame draw:style-name="gr10" draw:text-style-name="P8" draw:layer="layout" svg:width="4.088cm" svg:height="0.806cm" svg:x="23.606cm" svg:y="18.661cm">
          <draw:text-box>
            <text:p><text:span text:style-name="T4">Compute Nodes</text:span></text:p>
          </draw:text-box>
        </draw:frame>
        <draw:frame draw:style-name="gr11" draw:text-style-name="P9" draw:layer="layout" svg:width="5.523cm" svg:height="0.848cm" svg:x="21.47cm" svg:y="13.354cm">
          <draw:text-box>
            <text:p><text:span text:style-name="T5">Private Data Network</text:span></text:p>
          </draw:text-box>
        </draw:frame>
        <draw:frame draw:style-name="gr12" draw:text-style-name="P10" draw:layer="layout" svg:width="5.701cm" svg:height="0.848cm" svg:x="20.191cm" svg:y="14.765cm">
          <draw:text-box>
            <text:p><text:span text:style-name="T6">Management Network</text:span></text:p>
          </draw:text-box>
        </draw:frame>
        <draw:frame draw:style-name="gr13" draw:text-style-name="P11" draw:layer="layout" svg:width="4.968cm" svg:height="0.886cm" svg:x="1.381cm" svg:y="1.638cm">
          <draw:text-box>
            <text:p><text:span text:style-name="T7">Outside Network</text:span></text:p>
          </draw:text-box>
        </draw:frame>
        <draw:frame draw:style-name="gr14" draw:text-style-name="P11" draw:layer="layout" svg:width="6.78cm" svg:height="0.886cm" svg:x="1.516cm" svg:y="18.602cm">
          <draw:text-box>
            <text:p><text:span text:style-name="T7">Midonet-Enabled Cloud</text:span></text:p>
          </draw:text-box>
        </draw:frame>
        <draw:custom-shape draw:style-name="gr15" draw:text-style-name="P1" draw:layer="layout" svg:width="12.573cm" svg:height="8.128cm" svg:x="1.254cm" svg:y="1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7.178cm" svg:height="8.888cm" svg:x="1.254cm" svg:y="10.9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34:58.884541792</meta:creation-date>
    <dc:date>2016-04-14T17:06:49.250229277</dc:date>
    <meta:editing-duration>PT1H33M47S</meta:editing-duration>
    <meta:editing-cycles>6</meta:editing-cycles>
    <meta:generator>LibreOffice/5.0.5.2$Linux_X86_64 LibreOffice_project/00m0$Build-2</meta:generator>
    <meta:document-statistic meta:object-count="47"/>
  </office:meta>
</office:document-meta>
</file>